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serif" fo:font-size="9.75pt" fo:language="en" fo:country="US"/>
    </style:style>
    <style:style style:name="P2" style:family="paragraph" style:parent-style-name="Standard">
      <style:text-properties fo:language="en" fo:country="US" officeooo:rsid="00055839" officeooo:paragraph-rsid="00055839"/>
    </style:style>
    <style:style style:name="P3" style:family="paragraph" style:parent-style-name="Standard">
      <style:text-properties fo:language="en" fo:country="US" officeooo:rsid="00069ba7" officeooo:paragraph-rsid="00069ba7"/>
    </style:style>
    <style:style style:name="P4" style:family="paragraph" style:parent-style-name="Standard">
      <style:text-properties fo:language="en" fo:country="US" officeooo:rsid="0006b42b" officeooo:paragraph-rsid="0006b42b"/>
    </style:style>
    <style:style style:name="P5" style:family="paragraph" style:parent-style-name="Standard">
      <style:text-properties fo:language="en" fo:country="US" officeooo:rsid="0008813b" officeooo:paragraph-rsid="0008813b"/>
    </style:style>
    <style:style style:name="P6" style:family="paragraph" style:parent-style-name="Standard">
      <style:text-properties fo:language="en" fo:country="US" officeooo:rsid="00097616" officeooo:paragraph-rsid="00097616"/>
    </style:style>
    <style:style style:name="P7" style:family="paragraph" style:parent-style-name="Standard">
      <style:text-properties fo:language="en" fo:country="US" officeooo:rsid="000b5a78" officeooo:paragraph-rsid="000b5a78"/>
    </style:style>
    <style:style style:name="P8" style:family="paragraph" style:parent-style-name="Standard">
      <style:text-properties fo:language="en" fo:country="US" officeooo:rsid="000b8a07" officeooo:paragraph-rsid="000b8a07"/>
    </style:style>
    <style:style style:name="P9" style:family="paragraph" style:parent-style-name="Standard">
      <style:text-properties fo:language="en" fo:country="US" officeooo:rsid="000ce25c" officeooo:paragraph-rsid="000ce25c"/>
    </style:style>
    <style:style style:name="P10" style:family="paragraph" style:parent-style-name="Standard">
      <style:text-properties fo:language="en" fo:country="US" officeooo:paragraph-rsid="000e9e70"/>
    </style:style>
    <style:style style:name="P11" style:family="paragraph" style:parent-style-name="Standard">
      <style:text-properties fo:language="en" fo:country="US" officeooo:rsid="0017076b" officeooo:paragraph-rsid="0017076b"/>
    </style:style>
    <style:style style:name="P12" style:family="paragraph" style:parent-style-name="Standard">
      <style:text-properties fo:language="en" fo:country="US" fo:font-weight="bold" officeooo:rsid="0017076b" officeooo:paragraph-rsid="0017076b" style:font-weight-asian="bold" style:font-weight-complex="bold"/>
    </style:style>
    <style:style style:name="P13" style:family="paragraph" style:parent-style-name="Standard">
      <style:text-properties fo:language="en" fo:country="US" fo:font-weight="bold" officeooo:rsid="001d014d" officeooo:paragraph-rsid="001d014d" style:font-weight-asian="bold" style:font-weight-complex="bold"/>
    </style:style>
    <style:style style:name="P14" style:family="paragraph" style:parent-style-name="Standard">
      <style:text-properties fo:language="en" fo:country="US" fo:font-weight="bold" officeooo:rsid="0029940f" officeooo:paragraph-rsid="0029940f" style:font-weight-asian="bold" style:font-weight-complex="bold"/>
    </style:style>
    <style:style style:name="P15" style:family="paragraph" style:parent-style-name="Standard">
      <style:text-properties fo:language="en" fo:country="US" officeooo:rsid="001ab91d" officeooo:paragraph-rsid="001ab91d"/>
    </style:style>
    <style:style style:name="P16" style:family="paragraph" style:parent-style-name="Standard">
      <style:text-properties fo:language="en" fo:country="US" fo:font-weight="normal" officeooo:rsid="001e7354" officeooo:paragraph-rsid="00208798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1f3823" officeooo:paragraph-rsid="00208798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23d316" officeooo:paragraph-rsid="0023d316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25b1b4" officeooo:paragraph-rsid="0025b1b4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29940f" officeooo:paragraph-rsid="0029940f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2e3b7d" officeooo:paragraph-rsid="002e3b7d" style:font-weight-asian="normal" style:font-weight-complex="normal"/>
    </style:style>
    <style:style style:name="P22" style:family="paragraph" style:parent-style-name="Standard">
      <style:text-properties officeooo:paragraph-rsid="0029940f"/>
    </style:style>
    <style:style style:name="P23" style:family="paragraph" style:parent-style-name="Standard">
      <style:text-properties fo:font-weight="bold" officeooo:paragraph-rsid="0029940f" style:font-weight-asian="bold" style:font-weight-complex="bold"/>
    </style:style>
    <style:style style:name="P24" style:family="paragraph" style:parent-style-name="Standard">
      <style:text-properties fo:font-weight="normal" officeooo:paragraph-rsid="0029940f" style:font-weight-asian="normal" style:font-weight-complex="normal"/>
    </style:style>
    <style:style style:name="T1" style:family="text">
      <style:text-properties officeooo:rsid="00069ba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4f82" style:font-weight-asian="bold" style:font-weight-complex="bold"/>
    </style:style>
    <style:style style:name="T5" style:family="text">
      <style:text-properties fo:font-weight="bold" officeooo:rsid="00274250" style:font-weight-asian="bold" style:font-weight-complex="bold"/>
    </style:style>
    <style:style style:name="T6" style:family="text">
      <style:text-properties officeooo:rsid="0008813b"/>
    </style:style>
    <style:style style:name="T7" style:family="text">
      <style:text-properties officeooo:rsid="000b8a07"/>
    </style:style>
    <style:style style:name="T8" style:family="text">
      <style:text-properties fo:language="en" fo:country="US" fo:font-weight="bold" officeooo:rsid="0029940f" style:font-weight-asian="bold" style:font-weight-complex="bold"/>
    </style:style>
    <style:style style:name="T9" style:family="text">
      <style:text-properties style:font-name="serif" fo:font-size="9.75pt"/>
    </style:style>
    <style:style style:name="T10" style:family="text">
      <style:text-properties style:font-name="serif" fo:font-size="9.75pt" officeooo:rsid="00105e65"/>
    </style:style>
    <style:style style:name="T11" style:family="text">
      <style:text-properties officeooo:rsid="000e9e70"/>
    </style:style>
    <style:style style:name="T12" style:family="text">
      <style:text-properties officeooo:rsid="0011d67a"/>
    </style:style>
    <style:style style:name="T13" style:family="text">
      <style:text-properties officeooo:rsid="0012d2ba"/>
    </style:style>
    <style:style style:name="T14" style:family="text">
      <style:text-properties officeooo:rsid="0013e384"/>
    </style:style>
    <style:style style:name="T15" style:family="text">
      <style:text-properties officeooo:rsid="0016fabb"/>
    </style:style>
    <style:style style:name="T16" style:family="text">
      <style:text-properties officeooo:rsid="001ab91d"/>
    </style:style>
    <style:style style:name="T17" style:family="text">
      <style:text-properties fo:language="en" fo:country="GB"/>
    </style:style>
    <style:style style:name="T18" style:family="text">
      <style:text-properties fo:language="en" fo:country="GB" style:font-size-asian="10.5pt"/>
    </style:style>
    <style:style style:name="T19" style:family="text">
      <style:text-properties fo:language="en" fo:country="GB" fo:font-weight="bold" style:font-weight-asian="bold" style:font-weight-complex="bold"/>
    </style:style>
    <style:style style:name="T20" style:family="text">
      <style:text-properties fo:language="en" fo:country="GB" fo:font-weight="normal" officeooo:rsid="002db4bf" style:font-weight-asian="normal" style:font-weight-complex="normal"/>
    </style:style>
    <style:style style:name="T21" style:family="text">
      <style:text-properties fo:language="en" fo:country="GB" officeooo:rsid="002db4bf"/>
    </style:style>
    <style:style style:name="T22" style:family="text">
      <style:text-properties officeooo:rsid="001aea69"/>
    </style:style>
    <style:style style:name="T23" style:family="text">
      <style:text-properties officeooo:rsid="001b195c"/>
    </style:style>
    <style:style style:name="T24" style:family="text">
      <style:text-properties officeooo:rsid="001f3823"/>
    </style:style>
    <style:style style:name="T25" style:family="text">
      <style:text-properties officeooo:rsid="00208798"/>
    </style:style>
    <style:style style:name="T26" style:family="text">
      <style:text-properties officeooo:rsid="0023d3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ormal conversation</text:p>
      <text:p text:style-name="P3"/>
      <text:p text:style-name="P8">p.55 <text:span text:style-name="T1">A.</text:span></text:p>
      <text:p text:style-name="P2">Passive : to make it less personal by not mentioning who is making the request or invitation</text:p>
      <text:p text:style-name="P2">Kindly : to show how something is said</text:p>
      <text:p text:style-name="P2">Plural noun : to show who is being addressed</text:p>
      <text:p text:style-name="P2"/>
      <text:p text:style-name="P3"><text:span text:style-name="T16">p.55 </text:span>B.</text:p>
      <text:p text:style-name="P3">Would you <text:span text:style-name="T3">mind/fancy </text:span><text:span text:style-name="T4">+ verb-ing</text:span></text:p>
      <text:p text:style-name="P3">Do you <text:span text:style-name="T3">mind + verb-ing</text:span></text:p>
      <text:p text:style-name="P3">Is it possible</text:p>
      <text:p text:style-name="P3">Would it be possible to</text:p>
      <text:p text:style-name="P3"><text:span text:style-name="T3">I wonder</text:span> == I'm curious/I want to know</text:p>
      <text:p text:style-name="P3"/>
      <text:p text:style-name="P4">Could you possibly <text:span text:style-name="T2">please</text:span> open the window ?</text:p>
      <text:p text:style-name="P4">Could you possibly open <text:span text:style-name="T2">please</text:span> the window ?</text:p>
      <text:p text:style-name="P4"/>
      <text:p text:style-name="P5">Would you like me to get you a drink ?</text:p>
      <text:p text:style-name="P7"><text:span text:style-name="T7">W</text:span> Yes, of course</text:p>
      <text:p text:style-name="P8">R <text:span text:style-name="T6">Please.</text:span></text:p>
      <text:p text:style-name="P5"/>
      <text:p text:style-name="P5">Could you possibly give me a lift ?</text:p>
      <text:p text:style-name="P7"><text:span text:style-name="T7">W </text:span>No, of course not.</text:p>
      <text:p text:style-name="P6"/>
      <text:p text:style-name="P7">Would you mind if I left early ?</text:p>
      <text:p text:style-name="P7"><text:span text:style-name="T7">W </text:span>Well, I'd rather you <text:s/>didn't.</text:p>
      <text:p text:style-name="P7"/>
      <text:p text:style-name="P7">We're going for a snack, would you like to join us ?</text:p>
      <text:p text:style-name="P7"><text:span text:style-name="T7">W</text:span> No, I'd rather not, thanks.</text:p>
      <text:p text:style-name="P7"/>
      <text:p text:style-name="P7"/>
      <text:p text:style-name="P9">p.57 <text:s/>A.5.</text:p>
      <text:p text:style-name="P10"><text:span text:style-name="T11">1. </text:span><text:span text:style-name="T9">to make a health problem go away : </text:span><text:span text:style-name="T10">cure</text:span></text:p>
      <text:p text:style-name="P1">2. the cutting and collecting of fruit or cereals : <text:span text:style-name="T12">harvest</text:span></text:p>
      <text:p text:style-name="P1">3. sending drops of liquid flying through the air : <text:span text:style-name="T13">spraying</text:span></text:p>
      <text:p text:style-name="P1">4. <text:span text:style-name="T13">m</text:span>ovements of your body which communicate a meaning : <text:span text:style-name="T14">gestures</text:span></text:p>
      <text:p text:style-name="P1">5. a name, symbol, or design which a company uses for its products : <text:span text:style-name="T15">trademark</text:span></text:p>
      <text:p text:style-name="P9"/>
      <text:p text:style-name="P12">Direct to Reported speech :</text:p>
      <text:p text:style-name="P11">present simple → past simple</text:p>
      <text:p text:style-name="P15">I can swim → she could swim</text:p>
      <text:p text:style-name="P15"/>
      <text:p text:style-name="P11">present continuous →past continuous </text:p>
      <text:p text:style-name="P15">I must go → she had to go</text:p>
      <text:p text:style-name="P15"/>
      <text:p text:style-name="P11">present perfect → past perfect</text:p>
      <text:p text:style-name="P15">I may drive there → she might drive there</text:p>
      <text:p text:style-name="P15"/>
      <text:p text:style-name="P11">past simple → past <text:span text:style-name="T16">perfect</text:span></text:p>
      <text:p text:style-name="P15">Shall we start ? → she asked if we should start</text:p>
      <text:p text:style-name="P15"/>
      <text:p text:style-name="P11">will → would</text:p>
      <text:p text:style-name="P11">can → could</text:p>
      <text:p text:style-name="P15"><text:soft-page-break/><text:span text:style-name="T26">p.57 </text:span>C.14.</text:p>
      <text:p text:style-name="P15">Ben ask Anne what she was doing.</text:p>
      <text:p text:style-name="P15">Anne answered that she was making marmalade, her <text:span text:style-name="T18">neighbours</text:span> had given her some quinces.</text:p>
      <text:p text:style-name="P15">Ben wondered what was a quince.</text:p>
      <text:p text:style-name="P15">Anne explained that it was a fruit, which looked a bit like an apple.</text:p>
      <text:p text:style-name="P15">Ben added that he had never heard of them, and if the<text:span text:style-name="T22">y</text:span> were nice.</text:p>
      <text:p text:style-name="P15">Anne replied that not really, the<text:span text:style-name="T23">y</text:span> were bitter, but they were good when they were cooked</text:p>
      <text:p text:style-name="P15"/>
      <text:p text:style-name="P15"/>
      <text:p text:style-name="P13">Do and May</text:p>
      <text:p text:style-name="P16">Make <text:span text:style-name="T24">+ emotion</text:span></text:p>
      <text:p text:style-name="P16"><text:span text:style-name="T24"><text:tab/>happy, mistake, appointment, arrangement, speech, effort, sure, decision, request, inquiry (~request, but more general, no need to accomplished it)</text:span></text:p>
      <text:p text:style-name="P17"/>
      <text:p text:style-name="P17">Do</text:p>
      <text:p text:style-name="P17"><text:span text:style-name="T25"><text:tab/>favor, best, activities (business, sport)</text:span></text:p>
      <text:p text:style-name="P17"/>
      <text:p text:style-name="P18">p.59 D.12.</text:p>
      <text:p text:style-name="P19">I speak a little Turkish. I make a lot of <text:span text:style-name="T3">mistakes</text:span>, but I can usually make myself <text:span text:style-name="T3">understood</text:span> if I make an <text:span text:style-name="T3">inquiry</text:span>. There are a lot of words I don't understand but I can usually make an educated <text:span text:style-name="T3">guess</text:span>. Last week, my boss asked me to do him a <text:span text:style-name="T3">favor</text:span>. The company does a lot of <text:span text:style-name="T3">business</text:span> in Turkey, and a Turkish client was coming to visit. My boss asked me to meet him at the airport and make <text:span text:style-name="T3">sure</text:span> he got to the hotel safely. I was afraid my Turkish <text:s/>wouldn't be good enough and I would <text:s/>make a <text:span text:style-name="T3">fool</text:span> of myself, but in the end, I did very <text:span text:style-name="T5">good</text:span>.</text:p>
      <text:p text:style-name="P19"/>
      <text:p text:style-name="P19"/>
      <text:p text:style-name="P19"/>
      <text:p text:style-name="P1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2"><text:soft-page-break/><text:span text:style-name="T8">Listening</text:span></text:p>
      <text:p text:style-name="P22"><text:span text:style-name="T17">Questions 33 ñ 38 </text:span></text:p>
      <text:p text:style-name="P22"><text:span text:style-name="T17">• You will hear a conversation between a university student, Sally, and a company </text:span></text:p>
      <text:p text:style-name="P22"><text:span text:style-name="T17">representative, Dan, at a recruitment seminar. Sally is interested in working for Danís </text:span></text:p>
      <text:p text:style-name="P22"><text:span text:style-name="T17">company, Mansonís plc. </text:span></text:p>
      <text:p text:style-name="P22"><text:span text:style-name="T17">• For questions 33 ñ 38, circle one letter A, B or C for the correct answer. </text:span></text:p>
      <text:p text:style-name="P22"><text:span text:style-name="T17">• You will hear the conversation twice.</text:span></text:p>
      <text:p text:style-name="P22"><text:span text:style-name="T17"/></text:p>
      <text:p text:style-name="P22"><text:span text:style-name="T17">33 Sally finishes her studies <text:s/></text:span></text:p>
      <text:p text:style-name="P22"><text:span text:style-name="T17"><text:s/>A in two weeks. </text:span></text:p>
      <text:p text:style-name="P22"><text:span text:style-name="T17"><text:s/>B in a month. </text:span></text:p>
      <text:p text:style-name="P23"><text:span text:style-name="T17"><text:s/>C in six weeks. <text:s/></text:span></text:p>
      <text:p text:style-name="P22"><text:span text:style-name="T17"/></text:p>
      <text:p text:style-name="P22"><text:span text:style-name="T17">34 Sally would like to work in </text:span></text:p>
      <text:p text:style-name="P24"><text:span text:style-name="T17"><text:s/>A marketing. </text:span></text:p>
      <text:p text:style-name="P23"><text:span text:style-name="T17"><text:s/>B retailing. </text:span><text:span text:style-name="T20">(B2C)</text:span></text:p>
      <text:p text:style-name="P22"><text:span text:style-name="T17"><text:s/>C finance. <text:s/></text:span></text:p>
      <text:p text:style-name="P22"><text:span text:style-name="T17"/></text:p>
      <text:p text:style-name="P22"><text:span text:style-name="T17">35 Manson's want employees who are </text:span></text:p>
      <text:p text:style-name="P22"><text:span text:style-name="T17"><text:s/>A academically clever. </text:span></text:p>
      <text:p text:style-name="P22"><text:span text:style-name="T17"><text:s/>B dynamic personalities. </text:span></text:p>
      <text:p text:style-name="P23"><text:span text:style-name="T17"><text:s/>C keen to learn. </text:span></text:p>
      <text:p text:style-name="P22"><text:span text:style-name="T17"/></text:p>
      <text:p text:style-name="P22"><text:span text:style-name="T17">36 In an employee's first year, Manson's offer training in </text:span></text:p>
      <text:p text:style-name="P22"><text:span text:style-name="T17"><text:s/>A management. </text:span></text:p>
      <text:p text:style-name="P22"><text:span text:style-name="T17"><text:s/>B sales techniques. </text:span></text:p>
      <text:p text:style-name="P23"><text:span text:style-name="T17"><text:s/>C market development.</text:span></text:p>
      <text:p text:style-name="P22"><text:span text:style-name="T17"/></text:p>
      <text:p text:style-name="P22"><text:span text:style-name="T17">37 Trainees are assessed every </text:span></text:p>
      <text:p text:style-name="P23"><text:span text:style-name="T17"><text:s/>A 3 months. </text:span></text:p>
      <text:p text:style-name="P22"><text:span text:style-name="T17"><text:s/>B 6 months. </text:span></text:p>
      <text:p text:style-name="P22"><text:span text:style-name="T17"><text:s/>C 12 months.</text:span></text:p>
      <text:p text:style-name="P22"><text:span text:style-name="T17"/></text:p>
      <text:p text:style-name="P22"><text:span text:style-name="T17">38 Sally's application form is going to be </text:span></text:p>
      <text:p text:style-name="P22"><text:span text:style-name="T17"><text:s/>A filled in now. </text:span></text:p>
      <text:p text:style-name="P22"><text:span text:style-name="T17"><text:s/></text:span><text:span text:style-name="T19">B sent to Head Office. </text:span></text:p>
      <text:p text:style-name="P20"><text:span text:style-name="T17"><text:s/>C taken by Dan to Head Office.</text:span></text:p>
      <text:p text:style-name="P20"/>
      <text:p text:style-name="P20"/>
      <text:p text:style-name="P21"><text:span text:style-name="T17">a, a, a, b, a, 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8T16:49:29.616271068</meta:creation-date>
    <dc:date>2021-10-18T18:27:16.450640828</dc:date>
    <meta:editing-duration>PT1H35M11S</meta:editing-duration>
    <meta:editing-cycles>39</meta:editing-cycles>
    <meta:generator>LibreOffice/4.2.8.2$Linux_X86_64 LibreOffice_project/420m0$Build-2</meta:generator>
    <meta:document-statistic meta:table-count="0" meta:image-count="0" meta:object-count="0" meta:page-count="3" meta:paragraph-count="85" meta:word-count="654" meta:character-count="3369" meta:non-whitespace-character-count="2747"/>
  </office:meta>
</office:document-meta>
</file>